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top="0.1390in" fo:margin-bottom="0.0835in"/>
      <style:text-properties style:font-name="Times" fo:font-size="18.0pt"/>
    </style:style>
    <style:style style:name="P2" style:family="paragraph" style:parent-style-name="Standard">
      <style:paragraph-properties fo:margin-bottom="0.0972in" fo:line-height="120%"/>
      <style:text-properties style:font-name="Times" fo:font-size="18.0pt"/>
    </style:style>
    <style:style style:name="P3" style:family="paragraph" style:parent-style-name="Standard">
      <style:paragraph-properties fo:margin-bottom="0.0972in" fo:margin-left="0.5000in" fo:text-indent="-0.5000in" fo:line-height="120%">
        <style:tab-stops>
          <style:tab-stop style:position="0.1528in"/>
          <style:tab-stop style:position="0.5000in"/>
        </style:tab-stops>
      </style:paragraph-properties>
      <style:text-properties style:font-name="Times" fo:font-size="18.0pt"/>
    </style:style>
    <style:style style:name="P4" style:family="paragraph" style:parent-style-name="Standard">
      <style:paragraph-properties fo:margin-bottom="0.0972in" fo:line-height="120%"/>
      <style:text-properties style:font-name="Times" fo:font-size="14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Постановка задачи.</text:span></text:p>
      <text:p text:style-name="P2">Имеется некая система, которая обрабатывает авиа перелёты. Перелёт — это перевозка пассажира из одной точки в другую с возможными промежуточными посадками. Т. о. перелёт можно представить как набор из одного или нескольких элементарных перемещений, называемых сегментами. Сегмент — это атомарная перевозка, которую для простоты будем характеризовать всего двумя атрибутами: дата/время вылета и дата/время прилёта.</text:p>
      <text:p text:style-name="P2">Вам нужно написать небольшой модуль, который будет заниматься фильтрацией набора перелётов согласно различным правилам. Правил фильтрации может быть очень много. Также наборы перелётов могут быть очень большими. Правила могут выбираться и задаваться динамически в зависимости от контекста выполнения операции фильтрации.</text:p>
      <text:p text:style-name="P2">Продумайте структуру модуля, создайте необходимые классы и интерфейсы. Если знакомы с Junit, то покройте свой код тестами. Пользовательский интерфейс не рассматривайте. Достаточно вывода информации в консоль. Никаких сторонних библиотек использовать не нужно.</text:p>
      <text:p text:style-name="P2">Приложенный файл TestClasses.java содержит упрощённые модельные классы и фабрику для получения тестовых образцов. Весь код необходимо поместить в пакет com.gridnine.testing</text:p>
      <text:p text:style-name="P2">Для проверочного запуска создайте публичный класс Main c методом main() Этот метод должен выдать в консоль результаты обработки тестового набора перелётов. Получить тестовый набор нужно методом FlightBuilder.createFlights()</text:p>
      <text:p text:style-name="P2">Поместите в main() такой проверочный код. Исключите из тестового набора перелёты по следующим правилам (по каждому правилу нужен отдельный вывод списка перелётов):</text:p>
      <text:list text:style-name="L1">
        <text:list-item>
          <text:p text:style-name="P3">вылет до текущего момента времени</text:p>
        </text:list-item>
        <text:list-item>
          <text:p text:style-name="P3">имеются сегменты с датой прилёта раньше даты вылета</text:p>
        </text:list-item>
        <text:list-item>
          <text:p text:style-name="P3">общее время, проведённое на земле превышает два часа (время на земле — это интервал между прилётом одного сегмента и вылетом следующего за ним)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7</meta:generator>
  </office:meta>
</office:document-meta>
</file>